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automatic-styles>
    <style:style style:name="P1" style:family="paragraph" style:parent-style-name="WW-Default">
      <style:text-properties fo:font-size="11pt" style:font-size-asian="11pt" style:font-size-complex="11pt"/>
    </style:style>
    <style:style style:name="P2" style:family="paragraph" style:parent-style-name="WW-Default">
      <style:text-properties fo:font-size="11pt" officeooo:paragraph-rsid="0018e7a3" style:font-size-asian="11pt" style:font-size-complex="11pt"/>
    </style:style>
    <style:style style:name="P3" style:family="paragraph" style:parent-style-name="WW-Default">
      <style:text-properties fo:font-size="11pt" officeooo:paragraph-rsid="001ab9ed" style:font-size-asian="11pt" style:font-size-complex="11pt"/>
    </style:style>
    <style:style style:name="P4" style:family="paragraph" style:parent-style-name="WW-Default">
      <style:text-properties fo:font-size="11pt" fo:font-weight="bold" style:font-size-asian="11pt" style:font-weight-asian="bold" style:font-size-complex="11pt"/>
    </style:style>
    <style:style style:name="P5" style:family="paragraph" style:parent-style-name="WW-Default">
      <style:text-properties fo:font-size="11pt" fo:font-weight="bold" style:font-size-asian="11pt" style:font-weight-asian="bold" style:font-size-complex="11pt" style:font-weight-complex="normal"/>
    </style:style>
    <style:style style:name="P6" style:family="paragraph" style:parent-style-name="WW-Default">
      <style:text-properties fo:font-size="11pt" fo:font-weight="bold" style:font-size-asian="11pt" style:font-weight-asian="bold" style:font-size-complex="11pt" style:font-weight-complex="bold"/>
    </style:style>
    <style:style style:name="P7" style:family="paragraph" style:parent-style-name="WW-Default">
      <style:text-properties fo:font-size="11pt" fo:font-weight="bold" officeooo:rsid="0018e7a3" officeooo:paragraph-rsid="0018e7a3" style:font-size-asian="11pt" style:font-weight-asian="bold" style:font-size-complex="11pt" style:font-weight-complex="bold"/>
    </style:style>
    <style:style style:name="P8" style:family="paragraph" style:parent-style-name="WW-Default">
      <style:text-properties fo:font-size="11pt" fo:font-weight="bold" officeooo:paragraph-rsid="0018e7a3" style:font-size-asian="11pt" style:font-weight-asian="bold" style:font-size-complex="11pt"/>
    </style:style>
    <style:style style:name="P9" style:family="paragraph" style:parent-style-name="WW-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WW-Default">
      <style:text-properties fo:font-size="11pt" style:text-underline-style="solid" style:text-underline-width="auto" style:text-underline-color="font-color" style:font-size-asian="11pt" style:font-size-complex="11pt" style:font-weight-complex="bold"/>
    </style:style>
    <style:style style:name="P11" style:family="paragraph" style:parent-style-name="WW-Default">
      <style:text-properties fo:font-size="11pt" fo:font-weight="normal" style:font-size-asian="11pt" style:font-weight-asian="normal" style:font-size-complex="11pt" style:font-weight-complex="bold"/>
    </style:style>
    <style:style style:name="P12" style:family="paragraph" style:parent-style-name="WW-Default">
      <style:text-properties fo:font-size="11pt" fo:font-weight="normal" officeooo:paragraph-rsid="0018e7a3" style:font-size-asian="11pt" style:font-weight-asian="normal" style:font-size-complex="11pt" style:font-weight-complex="bold"/>
    </style:style>
    <style:style style:name="P13" style:family="paragraph" style:parent-style-name="WW-Default">
      <style:text-properties fo:font-size="11pt" fo:font-weight="normal" style:font-size-asian="11pt" style:font-weight-asian="normal" style:font-size-complex="11pt" style:font-weight-complex="normal"/>
    </style:style>
    <style:style style:name="P14" style:family="paragraph" style:parent-style-name="WW-Default">
      <style:text-properties style:text-position="0% 100%" fo:font-size="11pt" style:font-size-asian="11pt" style:font-size-complex="11pt"/>
    </style:style>
    <style:style style:name="P15" style:family="paragraph" style:parent-style-name="WW-Default">
      <style:paragraph-properties fo:margin-left="0cm" fo:margin-right="0cm" fo:text-indent="0cm" style:auto-text-indent="false"/>
      <style:text-properties fo:font-size="11pt" style:font-size-asian="11pt" style:font-size-complex="11pt"/>
    </style:style>
    <style:style style:name="P16" style:family="paragraph" style:parent-style-name="WW-Default">
      <style:paragraph-properties fo:margin-left="0cm" fo:margin-right="0cm" fo:text-indent="0cm" style:auto-text-indent="false"/>
      <style:text-properties fo:font-size="11pt" officeooo:paragraph-rsid="0018e7a3" style:font-size-asian="11pt" style:font-size-complex="11pt"/>
    </style:style>
    <style:style style:name="P17" style:family="paragraph" style:parent-style-name="WW-Default">
      <style:paragraph-properties fo:margin-left="0cm" fo:margin-right="-0.088cm" fo:text-indent="0cm" style:auto-text-indent="false"/>
      <style:text-properties fo:font-size="11pt" style:font-size-asian="11pt" style:font-size-complex="11pt"/>
    </style:style>
    <style:style style:name="P18" style:family="paragraph" style:parent-style-name="Standard">
      <style:text-properties fo:font-size="11pt" officeooo:paragraph-rsid="001ab9ed" style:font-size-asian="11pt" style:font-size-complex="11pt"/>
    </style:style>
    <style:style style:name="P19" style:family="paragraph" style:parent-style-name="WW-Default"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20" style:family="paragraph" style:parent-style-name="WW-Default" style:list-style-name="L1">
      <style:text-properties fo:font-size="11pt" officeooo:rsid="0018e7a3" officeooo:paragraph-rsid="0018e7a3" style:font-size-asian="11pt" style:font-size-complex="11pt"/>
    </style:style>
    <style:style style:name="P21" style:family="paragraph" style:parent-style-name="WW-Default" style:list-style-name="L1">
      <style:text-properties fo:font-size="11pt" style:font-size-asian="11pt" style:font-size-complex="11pt"/>
    </style:style>
    <style:style style:name="P22" style:family="paragraph" style:parent-style-name="WW-Default" style:list-style-name="L1">
      <style:text-properties fo:font-size="11pt" officeooo:paragraph-rsid="0018e7a3" style:font-size-asian="11pt" style:font-size-complex="11pt"/>
    </style:style>
    <style:style style:name="P23" style:family="paragraph" style:parent-style-name="WW-Default" style:list-style-name="L2">
      <style:text-properties fo:font-size="11pt" officeooo:paragraph-rsid="0018e7a3" style:font-size-asian="11pt" style:font-size-complex="11pt"/>
    </style:style>
    <style:style style:name="P24" style:family="paragraph" style:parent-style-name="WW-Default" style:list-style-name="L3">
      <style:text-properties fo:font-size="11pt" style:font-size-asian="11pt" style:font-size-complex="11pt"/>
    </style:style>
    <style:style style:name="P25" style:family="paragraph" style:parent-style-name="WW-Default">
      <style:text-properties fo:font-size="11pt" officeooo:paragraph-rsid="001e0eed" style:font-size-asian="11pt" style:font-size-complex="11pt"/>
    </style:style>
    <style:style style:name="P26" style:family="paragraph" style:parent-style-name="WW-Default">
      <style:text-properties fo:font-size="11pt" officeooo:rsid="001e0eed" officeooo:paragraph-rsid="001e0eed" style:font-size-asian="11pt" style:font-size-complex="11pt"/>
    </style:style>
    <style:style style:name="P27" style:family="paragraph" style:parent-style-name="WW-Default" style:list-style-name="L4">
      <style:text-properties fo:font-size="11pt" fo:font-weight="bold" style:font-size-asian="11pt" style:font-weight-asian="bold" style:font-size-complex="11pt" style:font-weight-complex="bold"/>
    </style:style>
    <style:style style:name="P28" style:family="paragraph" style:parent-style-name="WW-Default" style:list-style-name="L5">
      <style:text-properties fo:font-size="11pt" fo:font-weight="bold" style:font-size-asian="11pt" style:font-weight-asian="bold" style:font-size-complex="11pt" style:font-weight-complex="bold"/>
    </style:style>
    <style:style style:name="P29" style:family="paragraph" style:parent-style-name="WW-Default" style:list-style-name="L6">
      <style:text-properties fo:font-size="11pt" fo:font-weight="bold" style:font-size-asian="11pt" style:font-weight-asian="bold" style:font-size-complex="11pt" style:font-weight-complex="bold"/>
    </style:style>
    <style:style style:name="P30" style:family="paragraph" style:parent-style-name="WW-Default" style:list-style-name="L7">
      <style:text-properties fo:font-size="11pt" fo:font-weight="bold" style:font-size-asian="11pt" style:font-weight-asian="bold" style:font-size-complex="11pt" style:font-weight-complex="bold"/>
    </style:style>
    <style:style style:name="P31" style:family="paragraph" style:parent-style-name="WW-Default" style:list-style-name="L8">
      <style:text-properties fo:font-size="11pt" fo:font-weight="bold" style:font-size-asian="11pt" style:font-weight-asian="bold" style:font-size-complex="11pt" style:font-weight-complex="bold"/>
    </style:style>
    <style:style style:name="P32" style:family="paragraph" style:parent-style-name="WW-Default" style:list-style-name="L9">
      <style:text-properties fo:font-size="11pt" fo:font-weight="bold" style:font-size-asian="11pt" style:font-weight-asian="bold" style:font-size-complex="11pt" style:font-weight-complex="bold"/>
    </style:style>
    <style:style style:name="P33" style:family="paragraph" style:parent-style-name="WW-Default" style:list-style-name="L10">
      <style:text-properties fo:font-size="11pt" fo:font-weight="bold" style:font-size-asian="11pt" style:font-weight-asian="bold" style:font-size-complex="11pt" style:font-weight-complex="bold"/>
    </style:style>
    <style:style style:name="P34" style:family="paragraph" style:parent-style-name="WW-Default" style:list-style-name="L11">
      <style:text-properties fo:font-size="11pt" fo:font-weight="bold" style:font-size-asian="11pt" style:font-weight-asian="bold" style:font-size-complex="11pt" style:font-weight-complex="bold"/>
    </style:style>
    <style:style style:name="P35" style:family="paragraph" style:parent-style-name="WW-Default" style:list-style-name="L12">
      <style:text-properties fo:font-size="11pt" fo:font-weight="bold" style:font-size-asian="11pt" style:font-weight-asian="bold" style:font-size-complex="11pt" style:font-weight-complex="bold"/>
    </style:style>
    <style:style style:name="P36" style:family="paragraph" style:parent-style-name="WW-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P37"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8e7a3" style:font-weight-asian="bold" style:font-weight-complex="bold"/>
    </style:style>
    <style:style style:name="T4" style:family="text">
      <style:text-properties fo:font-weight="bold" style:font-weight-asian="bold" style:font-weight-complex="normal"/>
    </style:style>
    <style:style style:name="T5" style:family="text">
      <style:text-properties fo:font-weight="bold" officeooo:rsid="0018e7a3" style:font-weight-asian="bold"/>
    </style:style>
    <style:style style:name="T6" style:family="text">
      <style:text-properties fo:font-weight="normal" style:font-weight-asian="normal" style:font-weight-complex="bold"/>
    </style:style>
    <style:style style:name="T7" style:family="text">
      <style:text-properties fo:font-weight="normal" officeooo:rsid="00182737" style:font-weight-asian="normal" style:font-weight-complex="bold"/>
    </style:style>
    <style:style style:name="T8" style:family="text">
      <style:text-properties fo:font-weight="normal" style:font-weight-asian="normal" style:font-weight-complex="normal"/>
    </style:style>
    <style:style style:name="T9" style:family="text">
      <style:text-properties fo:font-weight="normal" officeooo:rsid="001c8666" style:font-weight-asian="normal" style:font-weight-complex="normal"/>
    </style:style>
    <style:style style:name="T10" style:family="text">
      <style:text-properties officeooo:rsid="00182737"/>
    </style:style>
    <style:style style:name="T11" style:family="text">
      <style:text-properties officeooo:rsid="0018e7a3"/>
    </style:style>
    <style:style style:name="T12" style:family="text">
      <style:text-properties officeooo:rsid="001ab9ed"/>
    </style:style>
    <style:style style:name="T13" style:family="text">
      <style:text-properties officeooo:rsid="001c5bb3"/>
    </style:style>
    <style:style style:name="T14" style:family="text">
      <style:text-properties style:text-position="super 58%"/>
    </style:style>
    <style:style style:name="T15"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thony S. Chapman</text:p>
      <text:p text:style-name="P26">16<text:span text:style-name="T14">th</text:span> / 06 / 2016</text:p>
      <text:p text:style-name="P1">2 F/L, 534 George Street <text:s text:c="110"/>Mobile: +44(0)7708288138 </text:p>
      <text:p text:style-name="P25">Aberdeen, AB25 3XL <text:s text:c="86"/><text:tab/><text:tab/> <text:s text:c="4"/>e-mail: <text:a xlink:type="simple" xlink:href="mailto:r01ac14@abdn.ac.uk"><text:span text:style-name="T12">r01ac14</text:span></text:a><text:a xlink:type="simple" xlink:href="mailto:r01ac14@abdn.ac.uk">@</text:a><text:a xlink:type="simple" xlink:href="mailto:r01ac14@abdn.ac.uk"><text:span text:style-name="T12">abdn</text:span></text:a><text:a xlink:type="simple" xlink:href="mailto:r01ac14@abdn.ac.uk">.ac.uk</text:a> <text:s text:c="185"/></text:p>
      <text:p text:style-name="P9"><draw:custom-shape text:anchor-type="paragraph" draw:z-index="0" draw:style-name="gr1" draw:text-style-name="P37" svg:width="19.001cm" svg:height="0.071cm" svg:x="-0.028cm" svg:y="0.187cm"><text:p/><draw:enhanced-geometry svg:viewBox="0 0 21600 21600" draw:type="rectangle" draw:enhanced-path="M 0 0 L 21600 0 21600 21600 0 21600 0 0 Z N"/></draw:custom-shape></text:p>
      <text:p text:style-name="P9"/>
      <text:p text:style-name="P9">ACADEMIC PROFILE: </text:p>
      <text:p text:style-name="P1"/>
      <text:p text:style-name="P2">201<text:span text:style-name="T11">4</text:span> – <text:span text:style-name="T11">Current</text:span> <text:s text:c="50"/><text:span text:style-name="T5">PhD Applied Health Sciences and Computing</text:span><text:span text:style-name="T1"> -</text:span> <text:span text:style-name="T2">University of Aberdeen</text:span></text:p>
      <text:p text:style-name="P8"/>
      <text:p text:style-name="P2"><text:span text:style-name="T5">Missing Data</text:span><text:span text:style-name="T1"> – </text:span><text:span text:style-name="T9">We are currently working of ways to efficiently impute data with missing values, one of the biggest hurdles is to evaluate whether imputing datasets is reliable of not. </text:span></text:p>
      <text:p text:style-name="P2"/>
      <text:p text:style-name="P7">Clustering – <text:span text:style-name="T9">Using clustering techniques, we propose ways to find associations within datasets to given outcomes without any statistical bias. This applies unsupervised learning methods for analysis. </text:span></text:p>
      <text:p text:style-name="P7"/>
      <text:p text:style-name="P7">Fetal Growth – <text:span text:style-name="T9">In order to find antenatal origins of chronic diseases and disorders, one has to first mathematically define growth trajectories for <text:s/>fetuses. </text:span></text:p>
      <text:p text:style-name="P12"/>
      <text:p text:style-name="P2">2010 – 2014 <text:s text:c="35"/><text:span text:style-name="T1">BsC (Hons) Joint Computing Science and Mathematics -</text:span> <text:span text:style-name="T2">University of Aberdeen</text:span></text:p>
      <text:p text:style-name="P4"/>
      <text:p text:style-name="P1"><text:span text:style-name="T1">Dissertation (Computing) - </text:span><text:span text:style-name="T6">To produce an asset management system which uses particle swarm optimisation algorithms to maximise the profit and minimise the risk of automated portfolio trading.</text:span></text:p>
      <text:p text:style-name="P11"/>
      <text:p text:style-name="P1"><text:span text:style-name="T4">Dissertation (Maths) - </text:span><text:span text:style-name="T6">Make a project reporting Integer Partitions and some fund</text:span><text:span text:style-name="T7">a</text:span><text:span text:style-name="T6">mental principles.</text:span></text:p>
      <text:p text:style-name="P11"/>
      <text:p text:style-name="P1"><text:span text:style-name="T4">Modelling Project – </text:span><text:span text:style-name="T6">As a team we created a a semi- stochastic, rule-based cellular automaton which successfully <text:s/>model road networks and the effects different type of junctions have on any road network.</text:span></text:p>
      <text:p text:style-name="P5"/>
      <text:p text:style-name="P1"><text:span text:style-name="T4">Team project Work -</text:span><text:span text:style-name="T6"> Plan, design and implement a stock management system. The outcome was a Whitepaper proposal, a fully functioning system as well as a report documenting the experience. </text:span></text:p>
      <text:p text:style-name="P11"/>
      <text:p text:style-name="P6">Independent research project – <text:span text:style-name="T8">'How efficient are AQM schemes at absorbing bursts of traffic?' it analyses and proves that AQM schemes help networks against congestion and compares RED and CoDel to determine which is most efficient. </text:span></text:p>
      <text:p text:style-name="P11"/>
      <text:p text:style-name="P1"><text:span text:style-name="T4">Individual project work -</text:span><text:span text:style-name="T6"> I wrote a paper titled 'Cyber Warfare: Do we need a Geneva Convention and its difficulties.' which discusses the importance of war conventions and why we need <text:s/>such a cyber equivalent. </text:span></text:p>
      <text:p text:style-name="P17"/>
      <text:p text:style-name="P17">2008 – 2010 <text:s text:c="2"/><text:tab/><text:tab/><text:tab/><text:tab/><text:tab/><text:tab/><text:tab/> <text:s text:c="2"/><text:tab/> <text:s text:c="10"/><text:span text:style-name="T1">A-Levels - Littlehampton Sixth Form</text:span></text:p>
      <text:p text:style-name="P4"/>
      <text:p text:style-name="P11">I have A-levels in Mathematics, Further Mathematics, Computing, English Language, Spanish and Art. </text:p>
      <text:p text:style-name="P1"/>
      <text:p text:style-name="P9"/>
      <text:p text:style-name="P9">RECENT WORK EXPERIENCE: </text:p>
      <text:p text:style-name="P9"/>
      <text:p text:style-name="P16"><text:span text:style-name="T11">September</text:span> 2014 – <text:span text:style-name="T11">Current</text:span> <text:s text:c="60"/><text:tab/><text:tab/> <text:span text:style-name="T3">Mathematics Tutor</text:span><text:span text:style-name="T2">, </text:span><text:span text:style-name="T3">University of Aberdeen</text:span></text:p>
      <text:p text:style-name="P2"/>
      <text:list xml:id="list5818286463530125925" text:style-name="L1">
        <text:list-item>
          <text:p text:style-name="P20">I teach mathematics to first and second year students at my current university. </text:p>
        </text:list-item>
        <text:list-item>
          <text:p text:style-name="P22"><text:span text:style-name="T11">One of the most interesting parts of this <text:s/>job had been how different people, with different educational backgrounds tackle problems</text:span>. </text:p>
        </text:list-item>
        <text:list-item>
          <text:p text:style-name="P22"/>
        </text:list-item>
      </text:list>
      <text:p text:style-name="P2">September 2011 - Current <text:s text:c="12"/><text:span text:style-name="T1"><text:s text:c="36"/>Volunteer Boxing Coach, Aberdeen University Boxing Club <text:s text:c="46"/></text:span></text:p>
      <text:p text:style-name="P2"/>
      <text:list xml:id="list6904675327337582496" text:style-name="L2">
        <text:list-item>
          <text:p text:style-name="P23">I am a (volunteer) coach for the Aberdeen University Boxing club, managing 30 - 60 people per session.</text:p>
        </text:list-item>
        <text:list-item>
          <text:p text:style-name="P23">I have had to learn how to manage time and efforts efficiently to get the most out of the training. </text:p>
        </text:list-item>
        <text:list-item>
          <text:p text:style-name="P23">Boxing has been a big part of my growing up. It has taught me that hard work is nothing to be scared of, instead it is something I should look forward to. </text:p>
        </text:list-item>
        <text:list-item>
          <text:p text:style-name="P23">I have won competitions and awards, I have been the Northern Districts and Scottish Universities boxing champion for the years 2011, 2012 and 2013 in three different weight categories (69kg, 71kg, 75kg). </text:p>
        </text:list-item>
      </text:list>
      <text:p text:style-name="P2"/>
      <text:p text:style-name="P2"><text:soft-page-break/></text:p>
      <text:p text:style-name="P2"/>
      <text:p text:style-name="P16"/>
      <text:p text:style-name="P16"><text:span text:style-name="T11">September</text:span> 201<text:span text:style-name="T11">0</text:span> – <text:span text:style-name="T11">Current <text:tab/><text:tab/><text:tab/><text:tab/><text:tab/></text:span><text:span text:style-name="T3">Bicycle Mechanic – BeCyCle</text:span><text:span text:style-name="T2">, </text:span><text:span text:style-name="T3">University of Aberdeen</text:span></text:p>
      <text:p text:style-name="P2"/>
      <text:list xml:id="list191714330430098" text:continue-list="list5818286463530125925" text:style-name="L1">
        <text:list-item>
          <text:p text:style-name="P20">BeCyCLe is a community workshop designed to help people fix their own bikes. </text:p>
        </text:list-item>
        <text:list-item>
          <text:p text:style-name="P20">We teach people how the bike works (mechanically) and show them how to fix any problems they might have.</text:p>
        </text:list-item>
        <text:list-item>
          <text:p text:style-name="P20">It also has bikes for students to borrow for free throughout their time at the university.</text:p>
        </text:list-item>
      </text:list>
      <text:p text:style-name="P16"/>
      <text:p text:style-name="P16">March 2014 – April 2014 <text:s text:c="60"/><text:tab/><text:tab/> <text:span text:style-name="T2">Web Developer and Designer, Alta Camping</text:span></text:p>
      <text:p text:style-name="P1"/>
      <text:list xml:id="list191713897978557" text:continue-numbering="true" text:style-name="L1">
        <text:list-item>
          <text:p text:style-name="P21">altacamping.no</text:p>
        </text:list-item>
        <text:list-item>
          <text:p text:style-name="P21">I alone designed, developed and published a website for a Norwegian camp site. </text:p>
        </text:list-item>
      </text:list>
      <text:p text:style-name="P1"/>
      <text:p text:style-name="P15">August 2013 – <text:span text:style-name="T11">April 2013</text:span> <text:s text:c="64"/><text:tab/> <text:s text:c="22"/><text:span text:style-name="T2">Mathematics Tutor, GoTutors </text:span></text:p>
      <text:p text:style-name="P1"/>
      <text:list xml:id="list191713147161241" text:continue-numbering="true" text:style-name="L1">
        <text:list-header>
          <text:p text:style-name="P21">I <text:span text:style-name="T11">taught</text:span> mathematics to college students in the Aberdeen area. </text:p>
        </text:list-header>
        <text:list-item>
          <text:p text:style-name="P21">My aim is to make kids understand what is happening and why it is happening rather than just making them learn something for the sake of it.</text:p>
        </text:list-item>
        <text:list-item>
          <text:p text:style-name="P21">I treat every person differently, we all have our own learning rate and way of understanding things.</text:p>
        </text:list-item>
      </text:list>
      <text:p text:style-name="P6"/>
      <text:p text:style-name="P15">June 2013 - August 2013 <text:s/><text:tab/> <text:s text:c="2"/><text:tab/><text:tab/><text:tab/> <text:s text:c="3"/><text:tab/> <text:s text:c="15"/><text:span text:style-name="T1">Junior Web-Developer, Mikamai (Milan)</text:span></text:p>
      <text:p text:style-name="P4"/>
      <text:list xml:id="list2621269081995063797" text:style-name="L3">
        <text:list-item>
          <text:p text:style-name="P24">I was part of a team that manages the web sites of very prestigious fashion companies including Prada and Miu Miu. <text:s/>This is based in Milan so they can have close interaction with the fashion companies. </text:p>
        </text:list-item>
        <text:list-item>
          <text:p text:style-name="P24">The secrecy and ever changing fashion styles meant we had to work with very tight deadlines and under high amounts of pressure to produce what these fashion companies desire.</text:p>
        </text:list-item>
        <text:list-item>
          <text:p text:style-name="P24">We had to have excellent communication skills in order to efficiently produce interdepartmental work and be flexible and work independently outside office hours when needed. </text:p>
        </text:list-item>
      </text:list>
      <text:p text:style-name="P1"/>
      <text:p text:style-name="P9"/>
      <text:p text:style-name="P9">Achievements: </text:p>
      <text:p text:style-name="P1"/>
      <text:p text:style-name="P1">July 2011 - August 2011 <text:s text:c="2"/><text:tab/> <text:s text:c="2"/><text:tab/><text:tab/><text:tab/> <text:s text:c="3"/><text:tab/> <text:s text:c="58"/><text:span text:style-name="T1">Cycled to Paris</text:span></text:p>
      <text:p text:style-name="P4"/>
      <text:p text:style-name="P1">I can honestly say I could write a small book purely on the adventures of this trip. I believe it's an achievement as I alone cycled a 1970s beat up Peugeot Equipe through France without much knowledge of French (which improved dramatically) and soon realised that there are still places in this world where English is not spoken. In my journey I met new friends, found a job looking after show jumping horses in a farm in the middle of nowhere, saw marvelous art, tasted new foods and much more. </text:p>
      <text:p text:style-name="P1"/>
      <text:p text:style-name="P1">March 2009 <text:s text:c="2"/><text:tab/> <text:s text:c="2"/><text:tab/><text:tab/><text:tab/> <text:s text:c="3"/><text:tab/> <text:s text:c="68"/><text:span text:style-name="T1">Young Enterprise Award</text:span></text:p>
      <text:p text:style-name="P4"/>
      <text:p text:style-name="P1">I was hired as an external consultant, for a young enterprise scheme which ran at the sixth form I attended, as they were not doing well financially. I set up a marketing plan and recovered their loses and made a quick profit. Because of my involvement, we received a cash price and an award for taking initiative and getting outside help when they needed it. </text:p>
      <text:p text:style-name="P1"/>
      <text:p text:style-name="P1">April 2009 <text:s text:c="2"/><text:tab/> <text:s text:c="2"/><text:tab/><text:tab/><text:tab/> <text:s text:c="3"/><text:tab/> <text:s text:c="75"/><text:span text:style-name="T1">Charity Fund Raiser</text:span></text:p>
      <text:p text:style-name="P4"/>
      <text:p text:style-name="P1">I was part of the sixth form council, amongst other things, I organised and ran a very successful quiz night to raise money for our common room and a charity, I raised over £500 in one night. I learned how to public speak, improvise when questions did not go according to plan and some tips on how to organising large events successfully. </text:p>
      <text:p text:style-name="P1"/>
      <text:p text:style-name="P9">HARD SKILLS :</text:p>
      <text:p text:style-name="P9"/>
      <text:list xml:id="list8341075291796129582" text:style-name="L4">
        <text:list-item>
          <text:p text:style-name="P27">Multilingual in Spanish and French </text:p>
        </text:list-item>
      </text:list>
      <text:p text:style-name="P1">I have spoken Spanish as well as English since birth and can speak French.</text:p>
      <text:p text:style-name="P6"/>
      <text:list xml:id="list4139042621565306692" text:style-name="L5">
        <text:list-item>
          <text:p text:style-name="P28">Project Management</text:p>
        </text:list-item>
      </text:list>
      <text:p text:style-name="P1">I have had experience leading a project and organising the work-flow.</text:p>
      <text:p text:style-name="P10"/>
      <text:list xml:id="list5540079125700018285" text:style-name="L6">
        <text:list-item>
          <text:p text:style-name="P29"><text:soft-page-break/>Extensive <text:span text:style-name="T12">abstract </text:span>mathematical knowledge</text:p>
        </text:list-item>
      </text:list>
      <text:p text:style-name="P1">I have always been math<text:span text:style-name="T12">ematically</text:span> orientated, my success in anything mathematical is that I can happily read/write equations and theories for hours with a warm <text:span text:style-name="T10">cuppa </text:span>tea.</text:p>
      <text:p text:style-name="P6"/>
      <text:list xml:id="list3695972130150361790" text:style-name="L7">
        <text:list-item>
          <text:p text:style-name="P30">Programming Languages</text:p>
        </text:list-item>
      </text:list>
      <text:p text:style-name="P18">Whilst at University I have learned various languages, listed most knowledge first, Haskell, Tex, R, Python, Java, Ruby, MySQL, C and C++.</text:p>
      <text:p text:style-name="P3"/>
      <text:p text:style-name="P3"/>
      <text:p text:style-name="P3"/>
      <text:p text:style-name="P9">SOFT SKILLS: </text:p>
      <text:p text:style-name="P9"/>
      <text:list xml:id="list4216409914762636086" text:style-name="L8">
        <text:list-item>
          <text:p text:style-name="P31">Self-motivated </text:p>
        </text:list-item>
      </text:list>
      <text:p text:style-name="P13">Boxing is a good example for this, unlike team sports who's team spirit might improve motivation, this sport demands high self-motivation and the ability to perform at a high standard independently.</text:p>
      <text:p text:style-name="P13"/>
      <text:list xml:id="list5105718511431277835" text:style-name="L9">
        <text:list-item>
          <text:p text:style-name="P32">Communication</text:p>
        </text:list-item>
      </text:list>
      <text:p text:style-name="P1">Experience in report writing, presentation skills, customer and client service led approach experience. </text:p>
      <text:p text:style-name="P1"/>
      <text:list xml:id="list4939327681331390916" text:style-name="L10">
        <text:list-item>
          <text:p text:style-name="P33">Organisation </text:p>
        </text:list-item>
      </text:list>
      <text:p text:style-name="P14">In the past hosted events such as quiz nights to raise money or casual departmental pizza and bowling nights.</text:p>
      <text:p text:style-name="P14"/>
      <text:list xml:id="list8622703207789373044" text:style-name="L11">
        <text:list-item>
          <text:p text:style-name="P34">Teamwork </text:p>
        </text:list-item>
      </text:list>
      <text:p text:style-name="P1">I have proven to have a strong teamwork ethic, can lead, but happy to take orders and carry out tasks.</text:p>
      <text:p text:style-name="P1"/>
      <text:list xml:id="list7653239867225776005" text:style-name="L12">
        <text:list-item>
          <text:p text:style-name="P35">Problem Solving </text:p>
        </text:list-item>
      </text:list>
      <text:p text:style-name="P1">I have the ability to assess a problem from diverse perspectives very quickly and therefore arrive at the best solution. </text:p>
      <text:p text:style-name="P1"/>
      <text:p text:style-name="P9">Hobbies and Interests : </text:p>
      <text:p text:style-name="P1">I have a strong passion for all two wheeled vehicles from bicycles to motorcycles. I built completely from scratch a 1983 Vespa T5 and I also have a 1943 BSA Bantam and a Yamaha Virago. <text:span text:style-name="T13">Cycling is a big part of my life and look forward to both commuting, racing and touring with my bikes</text:span>. I enjoy most types of fishing, particularly <text:span text:style-name="T13">game</text:span> fly fishing and I also own a sailing boat which I <text:span text:style-name="T13">try to </text:span>sail most weeke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FZSongS-Extended(SIP)"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FZSongS-Extended(SIP)"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family="'Times New Roman', 'Liberation Serif'" fo:font-size="12pt" fo:language="en" fo:country="GB" style:font-name-asian="Times New Roman" style:font-family-asian="'Times New Roman', 'Liberation Serif'" style:font-size-asian="12pt" style:language-asian="en" style:country-asian="GB" style:font-name-complex="Times New Roman" style:font-family-complex="'Times New Roman', 'Liberation Serif'"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ZSongS-Extended(SIP)" style:font-family-asian="FZSongS-Extended(SIP)"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WW-Default" style:family="paragraph">
      <style:paragraph-properties style:text-autospace="none"/>
      <style:text-properties fo:color="#000000" style:font-name="Times New Roman" fo:font-family="'Times New Roman', 'Liberation Serif'" fo:font-size="10pt" fo:language="en" fo:country="GB" style:font-name-asian="Times New Roman" style:font-family-asian="'Times New Roman', 'Liberation Serif'" style:font-size-asian="10pt" style:language-asian="en" style:country-asian="GB" style:font-name-complex="Times New Roman" style:font-family-complex="'Times New Roman', 'Liberation Serif'" style:font-size-complex="10pt" style:language-complex="ar" style:country-complex="SA"/>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默认段落字体" style:family="text"/>
    <style:style style:name="Internet_20_link" style:display-name="Internet link" style:family="text">
      <style:text-properties fo:color="#0000ff"/>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ham Smith</dc:title>
    <meta:initial-creator>Graham Smith</meta:initial-creator>
    <meta:creation-date>2013-07-22T01:16:00</meta:creation-date>
    <dc:date>2016-06-16T19:16:46.635555983</dc:date>
    <meta:editing-cycles>23</meta:editing-cycles>
    <meta:generator>LibreOffice/4.2.8.2$Linux_x86 LibreOffice_project/420m0$Build-2</meta:generator>
    <meta:editing-duration>PT19M9S</meta:editing-duration>
    <meta:document-statistic meta:table-count="0" meta:image-count="0" meta:object-count="0" meta:page-count="3" meta:paragraph-count="72" meta:word-count="1262" meta:character-count="8699" meta:non-whitespace-character-count="6395"/>
    <meta:user-defined meta:name="Info 2"/>
    <meta:user-defined meta:name="Info 3"/>
    <meta:user-defined meta:name="Info 4"/>
    <meta:user-defined meta:name="KSOProductBuildVer">2052-8.1.0.3724</meta:user-defined>
  </office:meta>
</office:document-meta>
</file>